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79d" officeooo:paragraph-rsid="000167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cord = LOAD './input.txt';</text:p>
      <text:p text:style-name="Standard">STORE record INTO 'out';</text:p>
      <text:p text:style-name="Standard"/>
      <text:p text:style-name="Standard"/>
      <text:p text:style-name="Standard">data = LOAD './input.txt' USING PigStorage();</text:p>
      <text:p text:style-name="Standard">words = FOREACH data GENERATE FLATTEN(TOKENIZE($0, ' ')) AS word;</text:p>
      <text:p text:style-name="Standard">grouped = GROUP words BY word;</text:p>
      <text:p text:style-name="Standard">counts = FOREACH grouped GENERATE group, COUNT(words);</text:p>
      <text:p text:style-name="Standard">STORE counts INTO 'out';</text:p>
      <text:p text:style-name="Standard"/>
      <text:p text:style-name="Standard">movies = LOAD '/deep/3/movies.item' USING PigStorage('|')</text:p>
      <text:p text:style-name="Standard"><text:tab/>AS (movieID:int, movieTitle:chararray, releaseDate:chararray, videoRelease:chararray, imdblink:chararray);</text:p>
      <text:p text:style-name="Standard">ratings = LOAD '/deep/3/ratings.data' AS (userID:int, movieID:int, rating:int, ratingTime:int);</text:p>
      <text:p text:style-name="Standard"/>
      <text:p text:style-name="Standard">nameLookup = FOREACH movies GENERATE movieID, movieTitle;</text:p>
      <text:p text:style-name="Standard">ratingsByMovie = GROUP ratings BY movieID;</text:p>
      <text:p text:style-name="Standard">avgRatings = FOREACH ratingsByMovie GENERATE group as movieID, AVG(ratings.rating) as avgRating;</text:p>
      <text:p text:style-name="Standard"/>
      <text:p text:style-name="Standard">fiveStarMovies = FILTER avgRatings BY avgRating == 5.0;</text:p>
      <text:p text:style-name="Standard">fiveStarsWithData = JOIN fiveStarMovies BY movieID, nameLookup BY movieID;</text:p>
      <text:p text:style-name="Standard"/>
      <text:p text:style-name="Standard">STORE fiveStarsWithData INTO '/deep/out';</text:p>
      <text:p text:style-name="Standard"/>
      <text:p text:style-name="Standard"/>
      <text:p text:style-name="P1">CHAT GPT</text:p>
      <text:p text:style-name="P1"/>
      <text:p text:style-name="P1">-- Load movie dataset</text:p>
      <text:p text:style-name="P1">movies_data = LOAD 'movies_data.txt' USING PigStorage('|') AS (movie_id:int, title:chararray, release_date:chararray, imdb_url:chararray);</text:p>
      <text:p text:style-name="P1"/>
      <text:p text:style-name="P1">-- Load ratings dataset</text:p>
      <text:p text:style-name="P1">ratings_data = LOAD 'ratings_data.txt' USING PigStorage('\t') AS (user_id:int, movie_id:int, rating:int);</text:p>
      <text:p text:style-name="P1"/>
      <text:p text:style-name="P1">-- Join movies and ratings on movie_id</text:p>
      <text:p text:style-name="P1">joined_data = JOIN movies_data BY movie_id, ratings_data BY movie_id;</text:p>
      <text:p text:style-name="P1"/>
      <text:p text:style-name="P1">-- Group by movie title and count ratings</text:p>
      <text:p text:style-name="P1">movie_ratings_counts = FOREACH (GROUP joined_data BY title) GENERATE group AS movie_title, COUNT(joined_data) AS rating_count;</text:p>
      <text:p text:style-name="P1"/>
      <text:p text:style-name="P1">-- Sort movies by rating count in descending order</text:p>
      <text:p text:style-name="P1">sorted_movies = ORDER movie_ratings_counts BY rating_count DESC;</text:p>
      <text:p text:style-name="P1"/>
      <text:p text:style-name="P1">-- Select the most popular movie</text:p>
      <text:p text:style-name="P1">most_popular_movie = LIMIT sorted_movies 1;</text:p>
      <text:p text:style-name="P1"/>
      <text:p text:style-name="P1">-- Store the most popular movie</text:p>
      <text:p text:style-name="P1">STORE most_popular_movie INTO 'most_popular_movie_output' USING PigStorage(',');</text:p>
      <text:p text:style-name="P1"/>
      <text:p text:style-name="P1"><text:soft-page-break/></text:p>
      <text:p text:style-name="P1">AVG RATING FOR EACH MOVIE</text:p>
      <text:p text:style-name="P1"/>
      <text:p text:style-name="P1">-- Load ratings dataset</text:p>
      <text:p text:style-name="P1">ratings_data = LOAD 'ratings_data.txt' USING PigStorage('\t') AS (user_id:int, movie_id:int, rating:int);</text:p>
      <text:p text:style-name="P1"/>
      <text:p text:style-name="P1">-- Group by movie_id and compute average rating</text:p>
      <text:p text:style-name="P1">average_ratings = FOREACH (GROUP ratings_data BY movie_id) GENERATE group AS movie_id, AVG(ratings_data.rating) AS avg_rating;</text:p>
      <text:p text:style-name="P1"/>
      <text:p text:style-name="P1">-- Store the average ratings</text:p>
      <text:p text:style-name="P1">STORE average_ratings INTO 'average_ratings_output' USING PigStorage(',');</text:p>
      <text:p text:style-name="P1"/>
      <text:p text:style-name="P1">MOVIES AFTER 2000</text:p>
      <text:p text:style-name="P1">-- Load movie dataset</text:p>
      <text:p text:style-name="P1">movies_data = LOAD 'movies_data.txt' USING PigStorage('|') AS (movie_id:int, title:chararray, release_date:chararray, imdb_url:chararray);</text:p>
      <text:p text:style-name="P1"/>
      <text:p text:style-name="P1">-- Filter movies released after 2000</text:p>
      <text:p text:style-name="P1">recent_movies = FILTER movies_data BY ToUnixTime(release_date, 'dd-MMM-yyyy') &gt; ToUnixTime('01-Jan-2000', 'dd-MMM-yyyy');</text:p>
      <text:p text:style-name="P1"/>
      <text:p text:style-name="P1">-- Store recent movies</text:p>
      <text:p text:style-name="P1">STORE recent_movies INTO 'recent_movies_output' USING PigStorage(',');</text:p>
      <text:p text:style-name="P1"/>
      <text:p text:style-name="P1">NO.OF USER WHO RATED EACH MOVIE</text:p>
      <text:p text:style-name="P1">-- Load ratings dataset</text:p>
      <text:p text:style-name="P1">ratings_data = LOAD 'ratings_data.txt' USING PigStorage('\t') AS (user_id:int, movie_id:int, rating:int);</text:p>
      <text:p text:style-name="P1"/>
      <text:p text:style-name="P1">-- Group by movie_id and count unique users</text:p>
      <text:p text:style-name="P1">user_counts_per_movie = FOREACH (GROUP ratings_data BY movie_id) GENERATE group AS movie_id, COUNT(DISTINCT ratings_data.user_id) AS user_count;</text:p>
      <text:p text:style-name="P1"/>
      <text:p text:style-name="P1">-- Store user counts per movie</text:p>
      <text:p text:style-name="P1">STORE user_counts_per_movie INTO 'user_counts_per_movie_output' USING PigStorage(','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23:23:38.073148345</meta:creation-date>
    <dc:date>2024-02-13T08:29:57.027330612</dc:date>
    <meta:editing-duration>PT39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366" meta:character-count="3078" meta:non-whitespace-character-count="2763"/>
  </office:meta>
</office:document-meta>
</file>